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7f97" officeooo:paragraph-rsid="00187f97"/>
    </style:style>
    <style:style style:name="P2" style:family="paragraph" style:parent-style-name="Standard">
      <style:paragraph-properties fo:text-align="start" style:justify-single-word="false"/>
      <style:text-properties officeooo:rsid="00187f97" officeooo:paragraph-rsid="00187f97"/>
    </style:style>
    <style:style style:name="P3" style:family="paragraph" style:parent-style-name="Standard">
      <style:paragraph-properties fo:text-align="start" style:justify-single-word="false"/>
      <style:text-properties officeooo:rsid="0018ef2b" officeooo:paragraph-rsid="0018ef2b"/>
    </style:style>
    <style:style style:name="T1" style:family="text">
      <style:text-properties officeooo:rsid="0018ef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rospective sprint 1</text:p>
      <text:p text:style-name="P1"/>
      <text:p text:style-name="P1"/>
      <text:p text:style-name="P2"/>
      <text:p text:style-name="P2"/>
      <text:p text:style-name="P2">Points positive :</text:p>
      <text:p text:style-name="P2">bonne répartion des tâches selon la difficulté de la tâche ;</text:p>
      <text:p text:style-name="P2">reunion régulière</text:p>
      <text:p text:style-name="P2"/>
      <text:p text:style-name="P2">Points négatifs :</text:p>
      <text:p text:style-name="P2">Manque de communication au sein de l’équipe en terme d’accord sur la façon de travailler en cas de tâches en commun</text:p>
      <text:p text:style-name="P2">plus d’effort nécessaire sur la conception de l’application <text:span text:style-name="T1">en termes de choix technique</text:span></text:p>
      <text:p text:style-name="P2"/>
      <text:p text:style-name="P3">action choisie pour le prochain sprint :</text:p>
      <text:p text:style-name="P3"/>
      <text:p text:style-name="P3">-Mettre plus d’effort sur les tests</text:p>
      <text:p text:style-name="P3">-Plus de temps consacré afin de se coordonnée en cas de tâches en groupes <text:s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1:02:05.995896444</meta:creation-date>
    <dc:date>2024-10-16T21:20:00.974355509</dc:date>
    <meta:editing-duration>PT7M43S</meta:editing-duration>
    <meta:editing-cycles>1</meta:editing-cycles>
    <meta:document-statistic meta:table-count="0" meta:image-count="0" meta:object-count="0" meta:page-count="1" meta:paragraph-count="10" meta:word-count="83" meta:character-count="486" meta:non-whitespace-character-count="411"/>
    <meta:generator>LibreOffice/24.2.6.2$Linux_X86_64 LibreOffice_project/420$Build-2</meta:generator>
  </office:meta>
</office:document-meta>
</file>